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bc9c" officeooo:paragraph-rsid="0020bc9c"/>
    </style:style>
    <style:style style:name="P2" style:family="paragraph" style:parent-style-name="Standard">
      <style:text-properties officeooo:rsid="0021a17f" officeooo:paragraph-rsid="0021a17f"/>
    </style:style>
    <style:style style:name="P3" style:family="paragraph" style:parent-style-name="Standard">
      <style:text-properties officeooo:rsid="0021a17f" officeooo:paragraph-rsid="0021a17f"/>
    </style:style>
    <style:style style:name="P4" style:family="paragraph" style:parent-style-name="Standard">
      <style:text-properties officeooo:rsid="0022b6e8" officeooo:paragraph-rsid="0022b6e8"/>
    </style:style>
    <style:style style:name="P5" style:family="paragraph" style:parent-style-name="Standard">
      <style:text-properties officeooo:rsid="0020bc9c" officeooo:paragraph-rsid="0020bc9c"/>
    </style:style>
    <style:style style:name="P6" style:family="paragraph" style:parent-style-name="Standard">
      <style:text-properties officeooo:rsid="00249d47" officeooo:paragraph-rsid="0020bc9c"/>
    </style:style>
    <style:style style:name="T1" style:family="text">
      <style:text-properties officeooo:rsid="00241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cs.nyu.edu/~mohri/aml15/kentaro_spectral_hmm.pdf" text:style-name="Internet_20_link" text:visited-style-name="Visited_20_Internet_20_Link">http://www.cs.nyu.edu/~mohri/aml15/kentaro_spectral_hmm.pdf</text:a></text:p>
      <text:p text:style-name="P1"/>
      <text:p text:style-name="P1"><text:a xlink:type="simple" xlink:href="http://www.sciencedirect.com/science/article/pii/S0022000012000244" text:style-name="Internet_20_link" text:visited-style-name="Visited_20_Internet_20_Link">http://www.sciencedirect.com/science/article/pii/S0022000012000244</text:a></text:p>
      <text:p text:style-name="P1"/>
      <text:p text:style-name="P1"/>
      <text:p text:style-name="P1"><text:a xlink:type="simple" xlink:href="http://researcher.watson.ibm.com/researcher/files/us-pederao/DanielHsu.pdf" text:style-name="Internet_20_link" text:visited-style-name="Visited_20_Internet_20_Link">http://researcher.watson.ibm.com/researcher/files/us-pederao/DanielHsu.pdf</text:a></text:p>
      <text:p text:style-name="P1"/>
      <text:p text:style-name="P1"><text:a xlink:type="simple" xlink:href="https://arxiv.org/abs/0811.4413" text:style-name="Internet_20_link" text:visited-style-name="Visited_20_Internet_20_Link">https://arxiv.org/abs/0811.4413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Method of moments</text:p>
      <text:p text:style-name="P1"/>
      <text:p text:style-name="P1"/>
      <text:p text:style-name="P1"/>
      <text:p text:style-name="P1"/>
      <text:p text:style-name="P2">Outline:</text:p>
      <text:p text:style-name="P2"/>
      <text:p text:style-name="P2">Abstract:</text:p>
      <text:p text:style-name="P2"/>
      <text:p text:style-name="P2">Spectral method for learning latent variable models</text:p>
      <text:p text:style-name="P2"/>
      <text:p text:style-name="P2">then HMMs</text:p>
      <text:p text:style-name="P2"/>
      <text:p text:style-name="P2">compare with traditional methods</text:p>
      <text:p text:style-name="P2"/>
      <text:p text:style-name="P4">limitations:</text:p>
      <text:p text:style-name="P4">not so effective for smaller sequences. <text:span text:style-name="T1">MLE is more robust for solving sth like th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5:47:27.945726368</meta:creation-date>
    <meta:generator>LibreOffice/5.1.6.2$Linux_X86_64 LibreOffice_project/10m0$Build-2</meta:generator>
    <dc:date>2017-03-27T19:54:33.510407534</dc:date>
    <meta:editing-duration>PT3H40M54S</meta:editing-duration>
    <meta:editing-cycles>5</meta:editing-cycles>
    <meta:document-statistic meta:table-count="0" meta:image-count="0" meta:object-count="0" meta:page-count="1" meta:paragraph-count="12" meta:word-count="38" meta:character-count="452" meta:non-whitespace-character-count="426"/>
  </office:meta>
</office:document-meta>
</file>